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4.248cm" fo:min-width="19.001cm" loext:decorative="false"/>
    </style:style>
    <style:style style:name="gr2" style:family="graphic" style:parent-style-name="standard">
      <style:graphic-properties draw:fill="solid" draw:fill-color="#d4ea6b" draw:textarea-vertical-align="middle" draw:auto-grow-height="false" fo:min-height="3.21cm" fo:min-width="4.92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a6" draw:textarea-vertical-align="middle" draw:auto-grow-height="false" fo:min-height="3.21cm" fo:min-width="3.93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3.21cm" fo:min-width="3.359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dee6ef" draw:textarea-horizontal-align="justify" draw:textarea-vertical-align="middle" draw:auto-grow-height="false" fo:min-height="1.049cm" fo:min-width="5.051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1.049cm" fo:min-width="10.989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vertical-align="middle" draw:auto-grow-height="false" fo:min-height="1.046cm" fo:min-width="10.91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26pt" style:font-size-asian="18pt" style:font-size-complex="18pt"/>
    </style:style>
    <style:style style:name="P4" style:family="paragraph">
      <loext:graphic-properties draw:fill="solid" draw:fill-color="#ffffa6"/>
      <style:paragraph-properties fo:text-align="center" style:writing-mode="lr-tb"/>
      <style:text-properties fo:font-size="26pt" style:font-size-asian="18pt" style:font-size-complex="18pt"/>
    </style:style>
    <style:style style:name="P5" style:family="paragraph">
      <style:paragraph-properties fo:text-align="center" style:writing-mode="lr-tb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solid" draw:fill-color="#dee6e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8pt" style:font-size-asian="13pt" style:font-size-complex="13pt"/>
    </style:style>
    <style:style style:name="P9" style:family="paragraph">
      <loext:graphic-properties draw:fill="solid" draw:fill-color="#dee6ef"/>
      <style:paragraph-properties fo:text-align="center" style:writing-mode="lr-tb"/>
      <style:text-properties fo:font-size="18pt" style:font-size-asian="13pt" style:font-size-complex="13pt"/>
    </style:style>
    <style:style style:name="P10" style:family="paragraph">
      <style:paragraph-properties fo:text-align="center"/>
      <style:text-properties fo:font-size="18pt" style:font-size-asian="12pt" style:font-size-complex="12pt"/>
    </style:style>
    <style:style style:name="P11" style:family="paragraph">
      <loext:graphic-properties draw:fill="solid" draw:fill-color="#dee6ef"/>
      <style:paragraph-properties fo:text-align="center" style:writing-mode="lr-tb"/>
      <style:text-properties fo:font-size="18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color="#666666" loext:opacity="100%" fo:font-size="26pt" fo:font-style="italic" style:font-size-asian="18pt" style:font-style-asian="italic" style:font-size-complex="18pt" style:font-style-complex="italic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asian="13pt" style:font-size-complex="13pt"/>
    </style:style>
    <style:style style:name="T6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cm" svg:height="27.75cm" svg:x="1cm" svg:y="1cm">
          <text:p/>
          <draw:enhanced-geometry svg:viewBox="0 0 21600 21600" draw:glue-points="10800 0 0 10800 10800 21600 21600 10800" draw:text-areas="0 0 21600 ?f11" draw:type="paper" draw:modifiers="19976.20634839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style-name="gr2" draw:text-style-name="P3" draw:layer="layout" svg:width="5.428cm" svg:height="6.556cm" svg:x="1.613cm" svg:y="1.473cm">
          <text:p text:style-name="P2"><text:span text:style-name="T1">složka</text:span></text:p>
          <text:p text:style-name="P2"><text:span text:style-name="T2">workspac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4.433cm" svg:height="6.556cm" svg:x="8.881cm" svg:y="1.473cm">
          <text:p text:style-name="P2"><text:span text:style-name="T3">příprava</text:span></text:p>
          <text:p text:style-name="P2"><text:span text:style-name="T2">stagi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3.858cm" svg:height="6.556cm" svg:x="15.863cm" svg:y="1.473cm">
          <text:p text:style-name="P2"><text:span text:style-name="T3">lokální větev</text:span></text:p>
          <text:p text:style-name="P2"><text:span text:style-name="T2">local branch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7" draw:layer="layout" svg:width="6.344cm" svg:height="2.597cm" svg:x="4.454cm" svg:y="9.844cm">
          <text:p text:style-name="P6"><text:span text:style-name="T4">git add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9" draw:layer="layout" svg:width="6.344cm" svg:height="2.597cm" svg:x="11.238cm" svg:y="14.799cm">
          <text:p text:style-name="P8"><text:span text:style-name="T5">git commi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" draw:text-style-name="P9" draw:layer="layout" svg:width="13.13cm" svg:height="2.597cm" svg:x="4.454cm" svg:y="19.757cm">
          <text:p text:style-name="P8"><text:span text:style-name="T5">git commit -a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7" draw:text-style-name="P11" draw:layer="layout" svg:width="13.048cm" svg:height="2.592cm" svg:x="4.535cm" svg:y="24.168cm">
          <text:p text:style-name="P10"><text:span text:style-name="T6">git checko</text:span><text:span text:style-name="T5">ut</text:span></text:p>
          <text:p text:style-name="P10"><text:span text:style-name="T5">/merge/rebase/reset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8" draw:text-style-name="P12" draw:layer="layout" svg:x1="17.792cm" svg:y1="8.219cm" svg:x2="17.792cm" svg:y2="28.292cm">
          <text:p/>
        </draw:line>
        <draw:line draw:style-name="gr8" draw:text-style-name="P12" draw:layer="layout" svg:x1="11.111cm" svg:y1="8.219cm" svg:x2="11.111cm" svg:y2="28.292cm">
          <text:p/>
        </draw:line>
        <draw:line draw:style-name="gr8" draw:text-style-name="P12" draw:layer="layout" svg:x1="4.222cm" svg:y1="8.219cm" svg:x2="4.222cm" svg:y2="28.2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káš Doktor</meta:initial-creator>
    <meta:creation-date>2025-11-05T14:14:33.201347571</meta:creation-date>
    <dc:date>2025-11-05T15:21:08.628641809</dc:date>
    <dc:creator>Lukáš Doktor</dc:creator>
    <meta:editing-duration>PT22M20S</meta:editing-duration>
    <meta:editing-cycles>13</meta:editing-cycles>
    <meta:generator>LibreOffice/25.2.6.2$Linux_X86_64 LibreOffice_project/520$Build-2</meta:generator>
    <meta:document-statistic meta:object-count="11"/>
  </office:meta>
</office:document-meta>
</file>